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space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in" fo:margin-left="1.9666in" fo:text-indent="0.4916in">
        <style:tab-stops/>
      </style:paragraph-properties>
      <style:text-properties style:font-name="Arial" style:font-name-complex="Arial" fo:font-weight="bold" style:font-weight-asian="bold" fo:font-size="16pt" style:font-size-asian="16pt" style:font-size-complex="16pt"/>
    </style:style>
    <style:style style:name="P2" style:parent-style-name="Normal" style:family="paragraph">
      <style:paragraph-properties fo:margin-bottom="0in"/>
      <style:text-properties style:font-name="Arial" style:font-name-complex="Arial" fo:font-weight="bold" style:font-weight-asian="bold" fo:font-size="16pt" style:font-size-asian="16pt" style:font-size-complex="16pt"/>
    </style:style>
    <style:style style:name="P3" style:parent-style-name="ParágrafodaLista" style:list-style-name="LFO2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4" style:parent-style-name="ParágrafodaLista" style:list-style-name="LFO2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5" style:parent-style-name="ParágrafodaLista" style:list-style-name="LFO2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6" style:parent-style-name="ParágrafodaLista" style:list-style-name="LFO2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7" style:parent-style-name="ParágrafodaLista" style:list-style-name="LFO2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8" style:parent-style-name="ParágrafodaLista" style:list-style-name="LFO2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9" style:parent-style-name="ParágrafodaLista" style:list-style-name="LFO2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10" style:parent-style-name="ParágrafodaLista" style:list-style-name="LFO2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11" style:parent-style-name="ParágrafodaLista" style:list-style-name="LFO2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12" style:parent-style-name="ParágrafodaLista" style:list-style-name="LFO2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13" style:parent-style-name="ParágrafodaLista" style:list-style-name="LFO2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14" style:parent-style-name="ParágrafodaLista" style:list-style-name="LFO2" style:family="paragraph">
      <style:paragraph-properties fo:margin-bottom="0in"/>
    </style:style>
    <style:style style:name="T15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</office:automatic-styles>
  <office:body>
    <office:text text:use-soft-page-breaks="true">
      <text:p text:style-name="P1">Índice</text:p>
      <text:p text:style-name="P2"/>
      <text:list text:style-name="LFO2" text:continue-numbering="true">
        <text:list-item>
          <text:p text:style-name="P3">Definição do sistema</text:p>
        </text:list-item>
        <text:list-item>
          <text:p text:style-name="P4">Glossário</text:p>
        </text:list-item>
        <text:list-item>
          <text:p text:style-name="P5">Requisição funcionais</text:p>
        </text:list-item>
        <text:list-item>
          <text:p text:style-name="P6">Requisitos não funcionais</text:p>
        </text:list-item>
        <text:list-item>
          <text:p text:style-name="P7">Restrições</text:p>
        </text:list-item>
        <text:list-item>
          <text:p text:style-name="P8">Diagrama de caso de uso</text:p>
        </text:list-item>
        <text:list-item>
          <text:p text:style-name="P9">Documentação de caso de uso</text:p>
        </text:list-item>
        <text:list-item>
          <text:p text:style-name="P10">Diagrama entidade-relacionamento</text:p>
        </text:list-item>
        <text:list-item>
          <text:p text:style-name="P11">Diagrama de classes</text:p>
        </text:list-item>
        <text:list-item>
          <text:p text:style-name="P12">Diagrama de atividades</text:p>
        </text:list-item>
        <text:list-item>
          <text:p text:style-name="P13">Protótipos (telas do sistema)</text:p>
        </text:list-item>
        <text:list-item>
          <text:p text:style-name="P14"><text:span text:style-name="T15">Informações adicionais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space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nterdisciplinar SCS Estoque - Capa</dc:title>
    <dc:description/>
    <dc:subject/>
    <meta:initial-creator>Giovanni Armane</meta:initial-creator>
    <dc:creator>Giovanni Armane</dc:creator>
    <meta:creation-date>2015-11-17T23:23:00Z</meta:creation-date>
    <dc:date>2015-11-17T23:23:00Z</dc:date>
    <meta:template xlink:href="Normal.dotm" xlink:type="simple"/>
    <meta:editing-cycles>2</meta:editing-cycles>
    <meta:editing-duration>PT0S</meta:editing-duration>
    <meta:document-statistic meta:page-count="1" meta:paragraph-count="1" meta:word-count="43" meta:character-count="278" meta:row-count="1" meta:non-whitespace-character-count="236"/>
  </office:meta>
</office:document-meta>
</file>